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RangeTests.invalidSuffix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RangeTests.toResourceRegionIllegal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RangeTests.toResourceRegionsValid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RangeTests.toResourceRegionInputStream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RangeTests.invalidLastLessThan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RangeTests.parseR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RangeTests.suffix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RangeTests.toResourceRegionStartingAtResourceBy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RangeTests.toResourceReg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RangeTests.suffixRangeShorterThanRepres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RangeTests.byteRangeWithoutLas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RangeTests.byte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RangeTests.byteRangeOfZero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RangeTests.range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RangeTests.invalidFirs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RangeTests.toResourceRegionException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RangeTests.parseRangesValida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